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23.8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/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/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1">
          <table:table-cell/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/>
          <table:table-cell office:value-type="string">
            <text:p>BloodyFeast</text:p>
          </table:table-cell>
          <table:table-cell office:value-type="string">
            <text:p>Target's adjacent fellow units drain its hp evenly until fully healed or until target dies</text:p>
          </table:table-cell>
        </table:table-row>
        <table:table-row table:style-name="ro1">
          <table:table-cell/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/>
          <table:table-cell office:value-type="string">
            <text:p>MassHeal</text:p>
          </table:table-cell>
          <table:table-cell office:value-type="string">
            <text:p>Substract X from attack and heal all friendly untis adjacent to caster (including him) for Y hp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2">02.01.2011</text:date>, <text:time>14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3H49M03S</meta:editing-duration>
    <meta:editing-cycles>32</meta:editing-cycles>
    <meta:generator>OpenOffice.org/3.1$Win32 OpenOffice.org_project/310m19$Build-9420</meta:generator>
    <dc:date>2011-01-02T14:02:35.95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